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c99e7" officeooo:paragraph-rsid="002413a2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paragraph-rsid="002413a2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7pt" officeooo:rsid="00155dba" officeooo:paragraph-rsid="00269eb7" style:font-size-asian="14.8500003814697pt" style:font-size-complex="17pt"/>
    </style:style>
    <style:style style:name="P4" style:family="paragraph" style:parent-style-name="Standard">
      <style:paragraph-properties fo:text-align="start" style:justify-single-word="false"/>
      <style:text-properties fo:font-size="17pt" officeooo:rsid="0017804b" officeooo:paragraph-rsid="00269eb7" style:font-size-asian="14.8500003814697pt" style:font-size-complex="17pt"/>
    </style:style>
    <style:style style:name="P5" style:family="paragraph" style:parent-style-name="Standard">
      <style:paragraph-properties fo:text-align="start" style:justify-single-word="false"/>
      <style:text-properties fo:font-size="18pt" officeooo:rsid="000c99e7" officeooo:paragraph-rsid="002d94a4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2f0aac" officeooo:paragraph-rsid="002d94a4" style:font-size-asian="18pt" style:font-size-complex="18pt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officeooo:paragraph-rsid="002413a2" style:font-size-asian="20pt" style:font-size-complex="20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7pt" officeooo:rsid="00155dba" officeooo:paragraph-rsid="00269eb7" style:font-size-asian="14.8500003814697pt" style:font-size-complex="17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7pt" officeooo:rsid="00155dba" officeooo:paragraph-rsid="00275740" style:font-size-asian="14.8500003814697pt" style:font-size-complex="17pt"/>
    </style:style>
    <style:style style:name="P10" style:family="paragraph" style:parent-style-name="Standard">
      <style:paragraph-properties fo:text-align="start" style:justify-single-word="false"/>
      <style:text-properties fo:font-size="17pt" officeooo:rsid="00155dba" officeooo:paragraph-rsid="00269eb7" style:font-size-asian="14.8500003814697pt" style:font-size-complex="17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7pt" officeooo:rsid="001721e7" officeooo:paragraph-rsid="00275740" style:font-size-asian="14.8500003814697pt" style:font-size-complex="17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7pt" officeooo:rsid="001721e7" officeooo:paragraph-rsid="00269eb7" style:font-size-asian="14.8500003814697pt" style:font-size-complex="17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7pt" officeooo:rsid="001be553" officeooo:paragraph-rsid="0027ae84" style:font-size-asian="14.8500003814697pt" style:font-size-complex="17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7pt" officeooo:rsid="0017804b" officeooo:paragraph-rsid="00269eb7" style:font-size-asian="14.8500003814697pt" style:font-size-complex="17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7pt" officeooo:rsid="0017804b" officeooo:paragraph-rsid="002c70a8" style:font-size-asian="14.8500003814697pt" style:font-size-complex="17pt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7pt" officeooo:rsid="0017804b" officeooo:paragraph-rsid="002c70a8" style:font-size-asian="14.8500003814697pt" style:font-size-complex="17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7pt" officeooo:rsid="001794f5" officeooo:paragraph-rsid="002c70a8" style:font-size-asian="14.8500003814697pt" style:font-size-complex="17pt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7pt" officeooo:rsid="0017ce73" officeooo:paragraph-rsid="00269eb7" style:font-size-asian="14.8500003814697pt" style:font-size-complex="17pt"/>
    </style:style>
    <style:style style:name="P19" style:family="paragraph" style:parent-style-name="Standard">
      <style:paragraph-properties fo:text-align="start" style:justify-single-word="false"/>
      <style:text-properties fo:font-size="17pt" officeooo:rsid="0030494c" officeooo:paragraph-rsid="0030494c" style:font-size-asian="14.8500003814697pt" style:font-size-complex="17pt"/>
    </style:style>
    <style:style style:name="P20" style:family="paragraph" style:parent-style-name="Standard">
      <style:paragraph-properties fo:text-align="start" style:justify-single-word="false"/>
      <style:text-properties fo:font-size="17pt" officeooo:rsid="0030494c" officeooo:paragraph-rsid="000c99e7" style:font-size-asian="14.8500003814697pt" style:font-size-complex="17pt"/>
    </style:style>
    <style:style style:name="T1" style:family="text">
      <style:text-properties officeooo:rsid="0017804b"/>
    </style:style>
    <style:style style:name="T2" style:family="text">
      <style:text-properties officeooo:rsid="001794f5"/>
    </style:style>
    <style:style style:name="T3" style:family="text">
      <style:text-properties officeooo:rsid="0019bc24"/>
    </style:style>
    <style:style style:name="T4" style:family="text">
      <style:text-properties officeooo:rsid="001be553"/>
    </style:style>
    <style:style style:name="T5" style:family="text">
      <style:text-properties officeooo:rsid="00269eb7"/>
    </style:style>
    <style:style style:name="T6" style:family="text">
      <style:text-properties officeooo:rsid="002c70a8"/>
    </style:style>
    <style:style style:name="T7" style:family="text">
      <style:text-properties officeooo:rsid="003049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latório do Laboratório de AOC - Prática <text:span text:style-name="T7">7</text:span></text:p>
      <text:p text:style-name="P2">Aluno: Bernard Menezes Moreira da Costa</text:p>
      <text:p text:style-name="P1">Turma: 2</text:p>
      <text:p text:style-name="P20"/>
      <text:p text:style-name="P3">Formato R </text:p>
      <text:p text:style-name="P3"/>
      <text:list xml:id="list2841364590148039572" text:style-name="L1">
        <text:list-item>
          <text:p text:style-name="P8"><text:span text:style-name="T4">ADD – Soma dois valores – </text:span>addi $r1, $r2, <text:span text:style-name="T5">$r3 – Será lido pelo banco dos registradores os valores de r2 e r3, mandado para a ULA que irá calcular o valor resultante, mandará para o banco de registradores onde será escrito no registrador r1;</text:span></text:p>
        </text:list-item>
        <text:list-item>
          <text:p text:style-name="P9"><text:span text:style-name="T4">ADD Imediato = Salva um valor com um imediato(passado como decimal) - </text:span>addi $r1, $r2, CONST <text:span text:style-name="T4">– Pega o valor de r1 no banco de registradores e faz a soma com os bits da constante passada. Pega o valor resultante da ULA e encaminha para o banco de registradores onde será escrito no registrador r1;</text:span></text:p>
        </text:list-item>
        <text:list-item>
          <text:p text:style-name="P9"><text:span text:style-name="T4">SUB – Subtrai um número do outro - </text:span>sub <text:s/>$r1, $r2, $r3 <text:span text:style-name="T4">– Será lido pelo banco dos registradores os valores de r2 e r3, mandado para a ULA que irá calcular o valor resultante, mandará para o banco de registradores onde será escrito no registrador r1;</text:span></text:p>
        </text:list-item>
        <text:list-item>
          <text:p text:style-name="P11"><text:span text:style-name="T4">AND – Operação AND - </text:span>and $r1, $r2, $r3 <text:s/><text:span text:style-name="T4">– Será lido pelo banco dos registradores os valores de r2 e r3, mandado para a ULA que irá calcular o valor resultante, mandará para o banco de registradores onde será escrito no registrador r1;</text:span></text:p>
        </text:list-item>
        <text:list-item>
          <text:p text:style-name="P11"><text:span text:style-name="T4">OR – Operação OR - </text:span>or $r1, $r2, $r3 <text:span text:style-name="T4">– Será lido pelo banco dos registradores os valores de r2 e r3, mandado para a ULA que irá calcular o valor resultante, mandará para o banco de registradores onde será escrito no registrador r1;</text:span></text:p>
        </text:list-item>
        <text:list-item>
          <text:p text:style-name="P11"><text:span text:style-name="T4">NOT – Operação NOT - </text:span>not $r1, $r2, $r3 <text:span text:style-name="T4">– Será lido pelo banco dos registradores os valores de r2 e r3, mandado para a ULA que irá calcular o valor resultante, mandará para o banco de registradores onde será escrito no registrador r1;</text:span></text:p>
        </text:list-item>
        <text:list-item>
          <text:p text:style-name="P13">Set on Less Than – Será lido pelo banco dos registradores os valores de r2 e r3, mandado para a ULA que irá calcular o valor resultante, mandará para o banco de registradores onde será escrito no registrador r1.</text:p>
          <text:p text:style-name="P12"/>
        </text:list-item>
      </text:list>
      <text:p text:style-name="P3"><text:soft-page-break/>Formato <text:span text:style-name="T1">J</text:span></text:p>
      <text:p text:style-name="P3"/>
      <text:list xml:id="list450181590899295538" text:style-name="L2">
        <text:list-item>
          <text:p text:style-name="P14"><text:span text:style-name="T4">Jump addr – j addr</text:span>→<text:span text:style-name="T3"> Será pego 8 bits direcionado para o somador de desvio que será habilitado e alterará o PC para PC = PC + 1 + addr;</text:span></text:p>
        </text:list-item>
        <text:list-item>
          <text:p text:style-name="P15"><text:span text:style-name="T4">J</text:span>ump <text:span text:style-name="T4">R</text:span>egister - <text:span text:style-name="T4">jr</text:span> $r1 <text:span text:style-name="T4">– O registrador será lido, e ocorrerá um jump para o endereço contido nele;</text:span></text:p>
        </text:list-item>
        <text:list-item>
          <text:p text:style-name="P15"><text:span text:style-name="T4">Jump and Link - jal</text:span> $r1 <text:span text:style-name="T4">– O registrador será lido, e ocorrerá um jump para o endereço contido nele, antes disso será salvo em r1 = PC + 1.</text:span></text:p>
        </text:list-item>
      </text:list>
      <text:p text:style-name="P4"/>
      <text:p text:style-name="P4"/>
      <text:p text:style-name="P4">Formato I</text:p>
      <text:p text:style-name="P4"/>
      <text:list xml:id="list7321747107877348402" text:style-name="L3">
        <text:list-item>
          <text:p text:style-name="P16"><text:span text:style-name="T4">Load Word – Carrega um valor da memória em um registrador - </text:span>lw <text:span text:style-name="T2">$r1, offset($r2) <text:s/>– Manda r1 e r2 para o banco de registradores, a ULA irá calcular a soma do offset com r2, passará para a memória de dados que fará a leitura do conteúdo contido no endereço (offset+r2) após isso ess conteúdo será mandado para o banco de registradores que salvará o valor em r1;</text:span></text:p>
        </text:list-item>
        <text:list-item>
          <text:p text:style-name="P16"><text:span text:style-name="T4">Save Word – Salva um valor contido em um registrador na memória - </text:span>sw <text:span text:style-name="T2">$r1, offset($r2) – Manda r1 e r2 para o banco de registradores, a ULA irá calcular a soma do offset com r2, passará para a memória de dados que fará a escrita na memória a partir do conteúdo de r1;</text:span></text:p>
        </text:list-item>
        <text:list-item>
          <text:p text:style-name="P16"><text:span text:style-name="T4">Load an Imediate Word – Carrega um imediato (valor passado como decimal) para a memória - </text:span>lwi <text:span text:style-name="T2">$r1, CONST – Pega 8 bits da constante coloca no WriteData (no banco de registradores), e é passado o registrador r1 para recepcionar o valor da CONST;</text:span></text:p>
        </text:list-item>
        <text:list-item>
          <text:p text:style-name="P17"><text:span text:style-name="T4">Branch on Equal – Identifica se dois valores são iguais - </text:span>beq $r1, $r2, ad<text:span text:style-name="T3">dr </text:span>– <text:span text:style-name="T6">O valor de r1 e r2 é passado para o banco de registradores, como resultado é pego os valores contidos nesses registradores. A ULA identifica se os numeros são iguais, se forem o jump é habilitado;</text:span></text:p>
        </text:list-item>
        <text:list-item>
          <text:p text:style-name="P18"><text:soft-page-break/><text:span text:style-name="T4">Set on Less Than a Imediate – Compara um valor contido no registrado com um imediato (passado em decimal) - </text:span>slti $r1, $r2, CONST →<text:span text:style-name="T3"> O valor de r2 é passado para o banco de registradores que irá achar seu vaor e encaminhá-lo para a ULA, junto com isso os bits de CONST chegarão à ULA. Cabe a unidade lógica e artitmética identificar se r2&lt;CONST, de acordo com o resultado da ULA será escrito em r1 um valor;</text:span></text:p>
        </text:list-item>
      </text:list>
      <text:p text:style-name="P5"/>
      <text:p text:style-name="P6">OBS: Como não estou utilizando o brq não especifiquei seu funciona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6:13:38.947318699</meta:creation-date>
    <dc:date>2017-05-26T14:12:32.817977155</dc:date>
    <meta:editing-duration>PT1H45M14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3" meta:paragraph-count="23" meta:word-count="717" meta:character-count="3814" meta:non-whitespace-character-count="3106"/>
  </office:meta>
</office:document-meta>
</file>